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s.copyAndClose( final InputStream input ,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s.IO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OUtils.copyAndClose( final InputStream input , final OutputStream out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OUtils.copy( final InputStream input , final OutputStream output , int buffer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OUtils.copy( final InputStream input ,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